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árrafodelista" style:master-page-name="MP0" style:list-style-name="LFO1"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P3" style:parent-style-name="Párrafodelista" style:list-style-name="LFO1" style:family="paragraph"/>
    <style:style style:name="T4" style:parent-style-name="Fuentedepárrafopredeter." style:family="text">
      <style:text-properties fo:font-weight="bold" style:font-weight-asian="bold" style:font-weight-complex="bold"/>
    </style:style>
    <style:style style:name="P5" style:parent-style-name="Párrafodelista" style:family="paragraph">
      <style:paragraph-properties fo:margin-top="0.1666in" fo:margin-bottom="0.1666in"/>
    </style:style>
    <style:style style:name="T6" style:parent-style-name="Fuentedepárrafopredeter." style:family="text">
      <style:text-properties fo:font-weight="bold" style:font-weight-asian="bold" style:font-weight-complex="bold"/>
    </style:style>
    <style:style style:name="P7" style:parent-style-name="Párrafodelista" style:family="paragraph">
      <style:paragraph-properties fo:margin-top="0.1666in" fo:margin-bottom="0.1666in"/>
    </style:style>
    <style:style style:name="P8" style:parent-style-name="Párrafodelista" style:family="paragraph">
      <style:paragraph-properties fo:margin-top="0.1666in" fo:margin-bottom="0.1666in"/>
    </style:style>
    <style:style style:name="T9" style:parent-style-name="Fuentedepárrafopredeter." style:family="text">
      <style:text-properties fo:font-weight="bold" style:font-weight-asian="bold" style:font-weight-complex="bold"/>
    </style:style>
    <style:style style:name="P10" style:parent-style-name="Párrafodelista" style:list-style-name="LFO1" style:family="paragraph"/>
  </office:automatic-styles>
  <office:body>
    <office:text text:use-soft-page-breaks="true">
      <text:list text:style-name="LFO1" text:continue-numbering="true">
        <text:list-item>
          <text:p text:style-name="P1">Lo mínimo<text:s/><text:span text:style-name="T2">e</text:span><text:s/>indispensable para el funcionamiento del sistema es poder registrar ejercicios, kilos y repeticiones, porque este requerimiento es el que viene a solucionar el “foco del problema”, que es que los alumnos anotan en libretas y las pierden. Luego tenemos que la app tiene que funcionar sin internet. esto nos da la “disponibilidad”. Si esto no se cumpliera, los alumnos no podrían usar la app y no habría disponibilidad. Y como último tenemos que debe ser compatible con iPhone y Android.<text:s/>esto nos aporta portabilidad. Si esto no se cumpliera, tendríamos algunos alumnos que pueden acceder a la app y otros que no.</text:p>
        </text:list-item>
      </text:list>
      <text:p text:style-name="Párrafodelista"/>
      <text:list text:style-name="LFO1" text:continue-numbering="true">
        <text:list-item>
          <text:p text:style-name="P3">Yo creo que de restricciones de<text:s/><text:span text:style-name="T4">seguridad<text:s/></text:span>no tenemos ninguna muy clara. Algo básico sería tener un sistema de login y registro de usuario, donde las contraseñas se guarden dentro de una base de datos mediante encriptación por hasheo. Luego, podríamos recomendar algunas medidas, como que no se pueda manipular lo que sube una persona a la red social, que los usuarios tengan privacidad sobre quién ve sus publicaciones, o que se puedan detectar actitudes inapropiadas, como subir fotos no permitidas o dejar comentarios fuera de lugar.</text:p>
        </text:list-item>
      </text:list>
      <text:p text:style-name="P5">En cuanto al<text:s/><text:span text:style-name="T6">rendimiento</text:span>, la cámara que detecta la técnica debe funcionar en tiempo real y como<text:s/>recomendación<text:s/>futura es que la<text:s/>cámara<text:s/>que detecta movimientos no consuma<text:s/>todos<text:s/>los<text:s/>recursos del dispositivo.</text:p>
      <text:p text:style-name="P7"/>
      <text:p text:style-name="P8">Sobre las restricciones de<text:s/><text:span text:style-name="T9">disponibilidad</text:span>, la aplicación tiene que operar sin internet. Pero, según los atributos de calidad de software ISO 25000, dentro de la fiabilidad (donde se encuentra esta<text:s/>restricción),<text:s/>esta la<text:s/>capacidad de recuperación y tolerancia a errores. Una propuesta para esto es que la información recopilada mientras se entrena de manera offline se guarde localmente, y cuando se recupere la conexión, se suba a la nube. Asimismo, ante un cierre brusco, el sistema debe restablecer y rescatar los datos del último ejercicio anotado antes del inconveniente.</text:p>
      <text:p text:style-name="Párrafodelista"/>
      <text:p text:style-name="Párrafodelista"/>
      <text:list text:style-name="LFO1" text:continue-numbering="true">
        <text:list-item>
          <text:p text:style-name="P10">Yo creo que la cámara que corrige la técnica entra en lo tangencial y no en lo esencial. Resulta muy costosa para la primera versión, porque se debería implementar una tecnología que detecte el ejercicio correctamente y no tenga fallos en el reconocimiento del movimiento del cuerpo. Este requerimiento llevaria una gran optimización, ya que debe funcionar offline y no consumir todos los recursos del dispositivo. Además, considero que para esta etapa inicial la red social no aporta un valor central (no es indispensable).<text:s/>es un buen agregado para el futuro, pero para el arranque funcional de la aplicación no resulta necesario porque no viene a resolver un problema.<text:s/>pero si<text:s/>nos ponemos quisquillosos, podríamos decir que tampoco es<text:s/>importante<text:s/>para este primer lanzamiento el gráfico de progreso. Sin embargo, es algo a poner en duda porque sí suma valor, además de resolver la problemática, aunque podría retrasar la salida de la<text:s/>primer version funcional.</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DDO Nicolas</meta:initial-creator>
    <dc:creator>ODDO Nicolas</dc:creator>
    <meta:creation-date>2026-03-15T08:46:00Z</meta:creation-date>
    <dc:date>2026-03-15T08:46:00Z</dc:date>
    <meta:template xlink:href="Normal.dotm" xlink:type="simple"/>
    <meta:editing-cycles>1</meta:editing-cycles>
    <meta:editing-duration>PT0S</meta:editing-duration>
    <meta:document-statistic meta:page-count="1" meta:paragraph-count="5" meta:word-count="446" meta:character-count="2900" meta:row-count="20" meta:non-whitespace-character-count="2459"/>
  </office:meta>
</office:document-meta>
</file>